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FMono-Regular1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ctor Mono" svg:font-family="'Victor Mono', monospac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Heading_20_3">
      <style:text-properties officeooo:paragraph-rsid="00186f74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12pt"/>
    </style:style>
    <style:style style:name="P4" style:family="paragraph" style:parent-style-name="Text_20_body">
      <style:text-properties officeooo:paragraph-rsid="00186f74"/>
    </style:style>
    <style:style style:name="P5" style:family="paragraph" style:parent-style-name="Text_20_body">
      <style:paragraph-properties>
        <style:tab-stops>
          <style:tab-stop style:position="2.609cm"/>
        </style:tab-stops>
      </style:paragraph-properties>
      <style:text-properties officeooo:paragraph-rsid="00186f74"/>
    </style:style>
    <style:style style:name="T1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7d908"/>
    </style:style>
    <style:style style:name="T2" style:family="text">
      <style:text-properties fo:font-variant="normal" fo:text-transform="none" fo:color="#000000" loext:opacity="100%" style:font-name="Lato" fo:font-size="12pt" fo:letter-spacing="normal" fo:font-style="normal" fo:font-weight="normal" officeooo:rsid="00186f74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Lato" fo:font-size="12pt" fo:letter-spacing="normal" fo:font-style="normal" officeooo:rsid="00186f74" style:font-size-asian="10.5pt" style:font-size-complex="12pt"/>
    </style:style>
    <style:style style:name="T4" style:family="text">
      <style:text-properties fo:font-variant="normal" fo:text-transform="none" fo:color="#000000" loext:opacity="100%" style:font-name="Lato" fo:font-size="12pt" fo:letter-spacing="normal" fo:font-style="normal" fo:font-weight="bold" officeooo:rsid="00186f74" style:font-size-asian="10.5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ato" fo:letter-spacing="normal" fo:font-style="normal" fo:font-weight="normal" officeooo:rsid="00186f74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ato" fo:letter-spacing="normal" fo:font-style="normal" fo:font-weight="bold" officeooo:rsid="00186f74" style:font-weight-asian="bold" style:font-weight-complex="bold"/>
    </style:style>
    <style:style style:name="T7" style:family="text">
      <style:text-properties fo:font-variant="normal" fo:text-transform="none" fo:color="#000000" loext:opacity="100%" style:font-name="Lato" fo:font-size="16pt" fo:letter-spacing="normal" fo:font-style="normal" fo:font-weight="normal" officeooo:rsid="00186f74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0000" loext:opacity="100%" style:font-name="Lato" fo:font-size="16pt" fo:letter-spacing="normal" fo:font-style="normal" officeooo:rsid="00186f74" style:font-size-asian="16pt" style:font-size-complex="16pt"/>
    </style:style>
    <style:style style:name="T9" style:family="text">
      <style:text-properties fo:font-variant="normal" fo:text-transform="none" fo:color="#000000" loext:opacity="100%" style:font-name="Lato" fo:font-size="16pt" fo:letter-spacing="normal" fo:font-style="normal" fo:font-weight="bold" officeooo:rsid="00186f74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2f2f2f" loext:opacity="100%" style:font-name="SFMono-Regular1" fo:font-size="12pt" fo:letter-spacing="normal" fo:font-style="normal" fo:font-weight="normal" officeooo:rsid="00186f74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f2f2f" loext:opacity="100%" style:font-name="SFMono-Regular1" fo:font-size="12pt" fo:letter-spacing="normal" fo:font-style="normal" officeooo:rsid="00186f74" style:font-size-asian="10.5pt" style:font-size-complex="12pt"/>
    </style:style>
    <style:style style:name="T12" style:family="text">
      <style:text-properties fo:font-variant="normal" fo:text-transform="none" fo:color="#2f2f2f" loext:opacity="100%" style:font-name="SFMono-Regular1" fo:font-size="9.75pt" fo:letter-spacing="normal" fo:font-style="normal" fo:font-weight="normal" officeooo:rsid="00186f74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f2f2f" loext:opacity="100%" style:font-name="SFMono-Regular1" fo:letter-spacing="normal" fo:font-style="normal" officeooo:rsid="00186f74"/>
    </style:style>
    <style:style style:name="T14" style:family="text">
      <style:text-properties fo:font-weight="bold" officeooo:rsid="00186f74" style:font-weight-asian="bold" style:font-weight-complex="bold"/>
    </style:style>
    <style:style style:name="T15" style:family="text">
      <style:text-properties officeooo:rsid="00186f74"/>
    </style:style>
    <style:style style:name="T16" style:family="text">
      <style:text-properties fo:font-weight="normal" officeooo:rsid="00186f74" style:font-weight-asian="normal" style:font-weight-complex="normal"/>
    </style:style>
    <style:style style:name="T17" style:family="text">
      <style:text-properties fo:font-size="16pt" officeooo:rsid="00186f74" style:font-size-asian="16pt" style:font-size-complex="16pt"/>
    </style:style>
    <style:style style:name="T18" style:family="text">
      <style:text-properties fo:font-size="16pt" fo:font-weight="bold" officeooo:rsid="00186f74" style:font-size-asian="16pt" style:font-weight-asian="bold" style:font-size-complex="16pt" style:font-weight-complex="bold"/>
    </style:style>
    <style:style style:name="T19" style:family="text">
      <style:text-properties fo:font-size="12pt" officeooo:rsid="00186f74" style:font-size-asian="10.5pt" style:font-size-complex="12pt"/>
    </style:style>
    <style:style style:name="T20" style:family="text">
      <style:text-properties fo:font-size="12pt" fo:font-weight="normal" officeooo:rsid="00186f74" style:font-size-asian="10.5pt" style:font-weight-asian="normal" style:font-size-complex="12pt" style:font-weight-complex="normal"/>
    </style:style>
    <style:style style:name="T21" style:family="text">
      <style:text-properties fo:font-size="12pt" fo:font-weight="bold" officeooo:rsid="00186f74" style:font-size-asian="10.5pt" style:font-weight-asian="bold" style:font-size-complex="12pt" style:font-weight-complex="bold"/>
    </style:style>
    <style:style style:name="T22" style:family="text">
      <style:text-properties fo:color="#2f2f2f" loext:opacity="100%" style:font-name="SFMono-Regular1" fo:font-size="12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Introducción</text:h>
      <text:p text:style-name="P4"><text:span text:style-name="Strong_20_Emphasis"><text:span text:style-name="T16">Hay 2 maneras de validar un formulario:</text:span></text:span></text:p>
      <text:p text:style-name="P4"><text:span text:style-name="Strong_20_Emphasis"><text:span text:style-name="T16">Validación de HTML.</text:span></text:span></text:p>
      <text:p text:style-name="P4"><text:span text:style-name="Strong_20_Emphasis"><text:span text:style-name="T16">Realizar nosotros la validación mediante JavaScript</text:span></text:span></text:p>
      <text:p text:style-name="P4"><text:span text:style-name="Strong_20_Emphasis"><text:span text:style-name="T16">La </text:span></text:span><text:span text:style-name="Strong_20_Emphasis"><text:span text:style-name="T14">ventaja</text:span></text:span><text:span text:style-name="Strong_20_Emphasis"><text:span text:style-name="T16"> del HTML es no tener que escribir código solo poner atributos al input</text:span></text:span></text:p>
      <text:p text:style-name="P4"><text:span text:style-name="Strong_20_Emphasis"><text:span text:style-name="T16">La </text:span></text:span><text:span text:style-name="Strong_20_Emphasis"><text:span text:style-name="T14">desventaja </text:span></text:span><text:span text:style-name="Strong_20_Emphasis"><text:span text:style-name="T16">esque no hay control sobre el proceso y esto provoca:</text:span></text:span></text:p>
      <text:p text:style-name="P4"><text:span text:style-name="Strong_20_Emphasis"><text:span text:style-name="T16">-Cuando se encuentra un error lo muestra y hasta que no se soluciona no pasa al siguiente</text:span></text:span></text:p>
      <text:p text:style-name="P4"><text:span text:style-name="Strong_20_Emphasis"><text:span text:style-name="T16">-Los mensajes son predeterminados y pueden no ser claros.</text:span></text:span></text:p>
      <text:p text:style-name="P4"><text:span text:style-name="Strong_20_Emphasis"><text:span text:style-name="T16">-Los mensajes se muestran en el idioma del navegador </text:span></text:span></text:p>
      <text:h text:style-name="Heading_20_2" text:outline-level="2"><text:span text:style-name="Strong_20_Emphasis">2.Etiqueta form</text:span></text:h>
      <text:p text:style-name="P4"><text:span text:style-name="Strong_20_Emphasis"><text:span text:style-name="T14">Atributos de form:</text:span></text:span></text:p>
      <text:p text:style-name="P5"><text:span text:style-name="Strong_20_Emphasis"><text:span text:style-name="T14">action: </text:span></text:span><text:span text:style-name="Strong_20_Emphasis"><text:span text:style-name="T16">dirección donde se enviará al enviar el formulario</text:span></text:span></text:p>
      <text:p text:style-name="P4"><text:span text:style-name="Strong_20_Emphasis"><text:span text:style-name="T14">method: </text:span></text:span><text:span text:style-name="Strong_20_Emphasis"><text:span text:style-name="T16">método de envío (GET o POST)</text:span></text:span></text:p>
      <text:p text:style-name="P4"><text:span text:style-name="Strong_20_Emphasis"><text:span text:style-name="T14">name: </text:span></text:span><text:span text:style-name="Strong_20_Emphasis"><text:span text:style-name="T16">nombre del formulario</text:span></text:span></text:p>
      <text:p text:style-name="P4"><text:span text:style-name="Strong_20_Emphasis"><text:span text:style-name="T14">target: </text:span></text:span><text:span text:style-name="Strong_20_Emphasis"><text:span text:style-name="T16">Nombre donde se abrirá el formulario(\_blank para nueva pestaña)</text:span></text:span></text:p>
      <text:p text:style-name="P4"><text:span text:style-name="Strong_20_Emphasis"><text:span text:style-name="T14">enctype: </text:span></text:span><text:span text:style-name="Strong_20_Emphasis"><text:span text:style-name="T16">Codificación para envío del formulario (Importante para subir archivos)</text:span></text:span></text:p>
      <text:p text:style-name="P4"><text:span text:style-name="Strong_20_Emphasis"><text:span text:style-name="T14">accept-charset: </text:span></text:span><text:span text:style-name="Strong_20_Emphasis"><text:span text:style-name="T16">Fuerza a utilizar una codificación</text:span></text:span></text:p>
      <text:p text:style-name="P4"><text:span text:style-name="Strong_20_Emphasis"><text:span text:style-name="T14">autocomplete: </text:span></text:span><text:span text:style-name="Strong_20_Emphasis"><text:span text:style-name="T16">Activa on o desactiva off para autocompletar todos los campos</text:span></text:span></text:p>
      <text:p text:style-name="P4"><text:span text:style-name="Strong_20_Emphasis"><text:span text:style-name="T14">novalidate: </text:span></text:span><text:span text:style-name="Strong_20_Emphasis"><text:span text:style-name="T16">Desactiva la validación</text:span></text:span></text:p>
      <text:h text:style-name="Heading_20_2" text:outline-level="2"><text:span text:style-name="Strong_20_Emphasis">3.Etiqueta input</text:span></text:h>
      <text:p text:style-name="P4"><text:span text:style-name="Strong_20_Emphasis"><text:span text:style-name="T15">Atributos de input:</text:span></text:span></text:p>
      <text:p text:style-name="P4"><text:span text:style-name="Strong_20_Emphasis"><text:span text:style-name="T15">name: N</text:span></text:span><text:span text:style-name="Strong_20_Emphasis"><text:span text:style-name="T16">ombre del campo. Sirve para hacer referencia a la información</text:span></text:span></text:p>
      <text:p text:style-name="P4"><text:span text:style-name="Strong_20_Emphasis"><text:span text:style-name="T14">type: </text:span></text:span><text:span text:style-name="Strong_20_Emphasis"><text:span text:style-name="T16">Tipo de dato (text, checkbox, password)</text:span></text:span></text:p>
      <text:p text:style-name="P4"><text:span text:style-name="Strong_20_Emphasis"><text:span text:style-name="T14">value: </text:span></text:span><text:span text:style-name="Strong_20_Emphasis"><text:span text:style-name="T16">Valor inicial de los datos</text:span></text:span></text:p>
      <text:p text:style-name="P4"><text:span text:style-name="Strong_20_Emphasis"><text:span text:style-name="T14">list: </text:span></text:span><text:span text:style-name="Strong_20_Emphasis"><text:span text:style-name="T16">Combinar con otra etiqueta</text:span></text:span></text:p>
      <text:p text:style-name="P4"><text:span text:style-name="Strong_20_Emphasis"><text:span text:style-name="T14">placeholder: </text:span></text:span><text:span text:style-name="Strong_20_Emphasis"><text:span text:style-name="T16">Sale dentro del input para poner el nombre</text:span></text:span></text:p>
      <text:p text:style-name="P4"><text:span text:style-name="Strong_20_Emphasis"><text:span text:style-name="T14">size: </text:span></text:span><text:span text:style-name="Strong_20_Emphasis"><text:span text:style-name="T16">Tamaño del campo</text:span></text:span></text:p>
      <text:p text:style-name="P4"><text:span text:style-name="Strong_20_Emphasis"><text:span text:style-name="T14">autocomplete: </text:span></text:span><text:span text:style-name="Strong_20_Emphasis"><text:span text:style-name="T16">Activa on o desactiva off para autocompletar todos los campos</text:span></text:span></text:p>
      <text:p text:style-name="P4"><text:span text:style-name="Strong_20_Emphasis"><text:span text:style-name="T14">focus: </text:span></text:span><text:span text:style-name="Strong_20_Emphasis"><text:span text:style-name="T16">Para tener el foco </text:span></text:span></text:p>
      <text:p text:style-name="P4"><text:span text:style-name="Strong_20_Emphasis"><text:span text:style-name="T16"/></text:span></text:p>
      <text:h text:style-name="Heading_20_2" text:outline-level="2"><text:soft-page-break/><text:span text:style-name="Strong_20_Emphasis">4.Envío de Formularios</text:span></text:h>
      <text:p text:style-name="P4"><text:span text:style-name="Strong_20_Emphasis"><text:span text:style-name="T16">La información de los formularios se pueden enviar usando GET <text:s/>o POST aunque se suele utilizar más POST</text:span></text:span></text:p>
      <text:p text:style-name="P4"><text:span text:style-name="Strong_20_Emphasis"><text:span text:style-name="T17">GET</text:span></text:span></text:p>
      <text:p text:style-name="P4"><text:span text:style-name="Strong_20_Emphasis"><text:span text:style-name="T16">Los datos se pasar por la URL.</text:span></text:span></text:p>
      <text:p text:style-name="P4"><text:span text:style-name="Strong_20_Emphasis"><text:span text:style-name="T14">Ventajas</text:span></text:span></text:p>
      <text:p text:style-name="P4"><text:span text:style-name="Strong_20_Emphasis"><text:span text:style-name="T16">AL guardarse en una URL se puede consultar luego y acceder al historial.</text:span></text:span></text:p>
      <text:p text:style-name="P4"><text:span text:style-name="Strong_20_Emphasis"><text:span text:style-name="T14">Desventajas</text:span></text:span></text:p>
      <text:p text:style-name="P4"><text:span text:style-name="Strong_20_Emphasis"><text:span text:style-name="T16">Tiene una débil protección de los datos ya que quedan visibles en la barra de dirección además de su capacidad limitada( 2000 caracteres)</text:span></text:span></text:p>
      <text:p text:style-name="P4"><text:span text:style-name="Strong_20_Emphasis"><text:span text:style-name="T18">POST</text:span></text:span></text:p>
      <text:p text:style-name="P4"><text:span text:style-name="Strong_20_Emphasis"><text:span text:style-name="T20">Introduce los parámetros en el cuerpo de la solicitud, además la capacidad es ilimitada.</text:span></text:span></text:p>
      <text:p text:style-name="P4"><text:span text:style-name="Strong_20_Emphasis"><text:span text:style-name="T21">Ventajas</text:span></text:span></text:p>
      <text:p text:style-name="P4"><text:span text:style-name="Strong_20_Emphasis"><text:span text:style-name="T20">Más discreción con los datos además es más flexible</text:span></text:span></text:p>
      <text:p text:style-name="P4"><text:span text:style-name="Strong_20_Emphasis"><text:span text:style-name="T21">Desventajas</text:span></text:span></text:p>
      <text:p text:style-name="P4"><text:span text:style-name="Strong_20_Emphasis"><text:span text:style-name="T20">No se pueden guardar los datos junto a la URL</text:span></text:span></text:p>
      <text:h text:style-name="P1" text:outline-level="3"><text:bookmark text:name="content-type-en-formularios-html"/><text:span text:style-name="Strong_20_Emphasis"><text:span text:style-name="T9">Content-Type en formularios HTML</text:span></text:span></text:h>
      <text:p text:style-name="P4"><text:span text:style-name="Strong_20_Emphasis"><text:span text:style-name="T20"/></text:span></text:p>
      <text:p text:style-name="P4"><text:span text:style-name="Strong_20_Emphasis"><text:span text:style-name="T12">enctype="application/x-www-form-urlencoded" sirve para el envío de datos</text:span></text:span></text:p>
      <text:p text:style-name="P4"><text:span text:style-name="Strong_20_Emphasis"><text:span text:style-name="T12">enctype="multipart/form-data"</text:span></text:span><text:span text:style-name="Strong_20_Emphasis"><text:span text:style-name="T10"> sirve para subir archivos</text:span></text:span></text:p>
      <text:p text:style-name="P4"><text:bookmark text:name="post-con-x-www-form-urlencoded"/><text:span text:style-name="Strong_20_Emphasis"><text:span text:style-name="T9">POST con x-www-form-urlencoded</text:span></text:span></text:p>
      <text:p text:style-name="P4"><text:span text:style-name="Strong_20_Emphasis"><text:span text:style-name="T10">Usa la misma codificación que las peticiones GET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FMono-Regular1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ctor Mono" svg:font-family="'Victor Mono', monospac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3T09:11:47.522313964</dc:date>
    <meta:editing-duration>PT1H30M1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48" meta:word-count="338" meta:character-count="2157" meta:non-whitespace-character-count="1864"/>
  </office:meta>
</office:document-meta>
</file>